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nk_MSB</text:p>
          </table:table-cell>
          <table:table-cell table:style-name="ce1" office:value-type="string" calcext:value-type="string">
            <text:p>bank_LSB</text:p>
          </table:table-cell>
          <table:table-cell table:style-name="ce1" office:value-type="string" calcext:value-type="string">
            <text:p>P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Acou Piano 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Acou Piano 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Acou Piano 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Honkytonk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1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Pipe Org 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Pipe Org 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Pipe Org 3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ccordion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Harpsi 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Harpsi 2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Harpsi 3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lavi 1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lavi 2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lavi 3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elesta 1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elesta 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1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2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3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4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1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4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Fantasy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Harmo Pan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Chorale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Soundtrack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Atmosphere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Warm Bell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Funny Vox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Echo Bell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Ice Rain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Oboe 2001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Echo Pan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Doctor Solo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School Daze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Bellsinger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Square Wave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Str Sect 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Str Sect 2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Str Sect 3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Pizzicato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Violin 1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Violin 2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Cello 1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Cello 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Harp 1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Harp 2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Guitar 1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Guitar 2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Elec Gtr 1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Elec Gtr 2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Sitar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Acou Bass 1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Acou Bass 2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Elec Bass 1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Elec Bass 2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Slap Bass 1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Slap Bass 2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Fretless 1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Fretless 2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Flute 1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Flute 2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Piccolo 1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Piccolo 2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Pan Pipes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1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2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3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4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Clarinet 1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Clarinet 2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Oboe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Engl Horn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Bassoon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Harmonica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umpet 1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umpet 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ombone 1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ombone 2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Fr Horn 1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Fr Horn 2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uba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Brs Sect 1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Brs Sect 2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Vibe 1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Vibe 2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Syn Mallet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Windbell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Glock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Tube Bell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Xylophone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Marimba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Koto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Sho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Whistle 1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Whistle 2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Bottleblow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Breathpipe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impani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Melodic Tom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Deep Snare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Elec Perc 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Elec Perc 2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aiko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aiko Rim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Cymbal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Castanets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Orche Hit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Telephone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Bird Tweet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One Note Jam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Water Bell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Jungle Tune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2:36:07.276744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 h</meta:initial-creator>
    <meta:creation-date>2020-08-15T09:32:03.530423306</meta:creation-date>
    <dc:date>2020-08-15T12:38:31.239285605</dc:date>
    <dc:creator>b h</dc:creator>
    <meta:editing-duration>PT12M26S</meta:editing-duration>
    <meta:editing-cycles>4</meta:editing-cycles>
    <meta:generator>LibreOffice/6.4.4.2$Linux_X86_64 LibreOffice_project/40$Build-2</meta:generator>
    <meta:document-statistic meta:table-count="1" meta:cell-count="519" meta:object-count="0"/>
  </office:meta>
</office:document-meta>
</file>